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3.apply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SerializerTest3.process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3.toJSONString( Object object , SerializerFeature ...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3.test_writ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